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49.5">
            <text:p>49.5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131.313131313131">
            <text:p>131.3131313131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16/7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office:value-type="string">
            <text:p>17/7/201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18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22/7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22T18:39:35</dc:date>
    <dc:creator>Natalia </dc:creator>
    <meta:editing-duration>PT32M51S</meta:editing-duration>
    <meta:editing-cycles>60</meta:editing-cycles>
    <meta:generator>LibreOffice/3.5$Linux_X86_64 LibreOffice_project/350m1$Build-2</meta:generator>
    <meta:document-statistic meta:table-count="3" meta:cell-count="39" meta:object-count="0"/>
  </office:meta>
</office:document-meta>
</file>